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A9000001AA8A18D674AEBD93C1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text-properties style:font-name="Roboto" fo:font-size="16pt" fo:font-weight="normal" officeooo:rsid="0022b84f" officeooo:paragraph-rsid="0022b84f" style:font-size-asian="16pt" style:font-weight-asian="normal" style:font-size-complex="16pt" style:font-weight-complex="normal"/>
    </style:style>
    <style:style style:name="P17" style:family="paragraph" style:parent-style-name="Standard">
      <style:text-properties officeooo:paragraph-rsid="0015ef8f"/>
    </style:style>
    <style:style style:name="P18" style:family="paragraph" style:parent-style-name="Normal">
      <style:text-properties officeooo:paragraph-rsid="002d60ab"/>
    </style:style>
    <style:style style:name="P19" style:family="paragraph" style:parent-style-name="Normal">
      <style:text-properties officeooo:paragraph-rsid="0022b84f"/>
    </style:style>
    <style:style style:name="P20" style:family="paragraph" style:parent-style-name="Normal">
      <style:text-properties fo:font-size="36pt" fo:font-weight="bold" officeooo:rsid="0032d6aa" officeooo:paragraph-rsid="0032d6aa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2" style:family="paragraph">
      <style:paragraph-properties fo:margin-left="0cm" fo:margin-right="0.3cm" fo:text-indent="0cm"/>
    </style:style>
    <style:style style:name="P23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ab1"/>
    </style:style>
    <style:style style:name="T3" style:family="text">
      <style:text-properties officeooo:rsid="002d60ab"/>
    </style:style>
    <style:style style:name="T4" style:family="text">
      <style:text-properties fo:font-size="16pt" officeooo:rsid="0022b84f" style:font-size-asian="16pt" style:font-size-complex="16pt"/>
    </style:style>
    <style:style style:name="T5" style:family="text">
      <style:text-properties fo:font-size="36pt" fo:font-weight="bold" officeooo:rsid="0029673a" style:font-size-asian="36pt" style:font-weight-asian="bold" style:font-size-complex="36pt" style:font-weight-complex="bold"/>
    </style:style>
    <style:style style:name="T6" style:family="text">
      <style:text-properties officeooo:rsid="002f5a57"/>
    </style:style>
    <style:style style:name="T7" style:family="text">
      <style:text-properties style:font-name="Roboto" fo:font-size="10pt" style:font-size-asian="10pt" style:font-size-complex="10pt"/>
    </style:style>
    <style:style style:name="T8" style:family="text">
      <style:text-properties style:font-name="Roboto" fo:font-size="14pt" style:font-size-complex="14pt"/>
    </style:style>
    <style:style style:name="T9" style:family="text">
      <style:text-properties style:font-name="Roboto" fo:font-size="20pt" fo:font-weight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-1cm" svg:y="-1.774cm" svg:width="12.03cm" style:rel-width="scale" svg:height="5.472cm" style:rel-height="scale" draw:z-index="1"><draw:text-box><text:p text:style-name="P19"><text:span text:style-name="Fonte_20_parág._20_padrão"><text:span text:style-name="T4">NA RESERVA? ABASTEÇA EM UM DOS</text:span></text:span></text:p><text:p text:style-name="P20">[TOTAL_COUNT]</text:p><text:p text:style-name="P18"><text:span text:style-name="Fonte_20_parág._20_padrão"><text:span text:style-name="T5">POSTOS</text:span></text:span></text:p><text:p text:style-name="P16">PRÓXIMOS AO <text:span text:style-name="T2">IMÓVEL</text:span> EMPREENDIMENTO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3" svg:width="11.985cm" svg:height="1.601cm" svg:x="-0.868cm" svg:y="0.307cm"><draw:text-box><text:p text:style-name="P22"><text:span text:style-name="T8">Quando você estiver com pressa, o mais próximo é o</text:span></text:p><text:p><text:span text:style-name="T9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cm" svg:y="0.134cm" svg:width="5.953cm" style:rel-width="scale" svg:height="0.87cm" style:rel-height="scale" draw:z-index="4"><draw:text-box><text:p text:style-name="P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3">[CLOSEST_BY_FOOT]</text:span></text:p></draw:text-box></draw:frame><draw:frame text:anchor-type="paragraph" draw:z-index="7" draw:name="Text Frame 2" draw:style-name="gr1" draw:text-style-name="P21" svg:width="4.668cm" svg:height="0.567cm" svg:x="2.233cm" svg:y="0.293cm"><draw:text-box><text:p><text:span text:style-name="T7">[CLOSEST_BY_CAR]</text:span></text:p></draw:text-box></draw:frame><draw:frame draw:style-name="fr3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3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7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10.915cm" svg:y="-0.474cm" svg:width="7.62cm" svg:height="6.064cm" draw:z-index="0"><draw:image xlink:href="Pictures/10000001000002A9000001AA8A18D674AEBD93C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3:17.202288273</dc:date>
    <meta:editing-duration>PT1H29M7S</meta:editing-duration>
    <meta:editing-cycles>41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5" meta:word-count="24" meta:character-count="177" meta:non-whitespace-character-count="163"/>
  </office:meta>
</office:document-meta>
</file>